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196cm" style:rel-column-width="16176*"/>
    </style:style>
    <style:style style:name="Table1.B" style:family="table-column">
      <style:table-column-properties style:column-width="12.804cm" style:rel-column-width="49359*"/>
    </style:style>
    <style:style style:name="Table1.1" style:family="table-row">
      <style:table-row-properties fo:keep-together="auto"/>
    </style:style>
    <style:style style:name="Table1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B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4.196cm" style:rel-column-width="16176*"/>
    </style:style>
    <style:style style:name="Table2.B" style:family="table-column">
      <style:table-column-properties style:column-width="12.804cm" style:rel-column-width="49359*"/>
    </style:style>
    <style:style style:name="Table2.1" style:family="table-row">
      <style:table-row-properties fo:keep-together="auto"/>
    </style:style>
    <style:style style:name="Table2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2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4.196cm" style:rel-column-width="16176*"/>
    </style:style>
    <style:style style:name="Table3.B" style:family="table-column">
      <style:table-column-properties style:column-width="12.804cm" style:rel-column-width="49359*"/>
    </style:style>
    <style:style style:name="Table3.1" style:family="table-row">
      <style:table-row-properties fo:keep-together="auto"/>
    </style:style>
    <style:style style:name="Table3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3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4.196cm" style:rel-column-width="16176*"/>
    </style:style>
    <style:style style:name="Table4.B" style:family="table-column">
      <style:table-column-properties style:column-width="12.804cm" style:rel-column-width="49359*"/>
    </style:style>
    <style:style style:name="Table4.1" style:family="table-row">
      <style:table-row-properties fo:keep-together="auto"/>
    </style:style>
    <style:style style:name="Table4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4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4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4.196cm" style:rel-column-width="16176*"/>
    </style:style>
    <style:style style:name="Table5.B" style:family="table-column">
      <style:table-column-properties style:column-width="12.804cm" style:rel-column-width="49359*"/>
    </style:style>
    <style:style style:name="Table5.1" style:family="table-row">
      <style:table-row-properties fo:keep-together="auto"/>
    </style:style>
    <style:style style:name="Table5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5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.B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4.196cm" style:rel-column-width="16176*"/>
    </style:style>
    <style:style style:name="Table6.B" style:family="table-column">
      <style:table-column-properties style:column-width="12.804cm" style:rel-column-width="49359*"/>
    </style:style>
    <style:style style:name="Table6.1" style:family="table-row">
      <style:table-row-properties fo:keep-together="auto"/>
    </style:style>
    <style:style style:name="Table6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6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6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6.B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4.196cm" style:rel-column-width="16176*"/>
    </style:style>
    <style:style style:name="Table7.B" style:family="table-column">
      <style:table-column-properties style:column-width="12.804cm" style:rel-column-width="49359*"/>
    </style:style>
    <style:style style:name="Table7.1" style:family="table-row">
      <style:table-row-properties fo:keep-together="auto"/>
    </style:style>
    <style:style style:name="Table7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7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7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7.B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4.196cm" style:rel-column-width="16176*"/>
    </style:style>
    <style:style style:name="Table8.B" style:family="table-column">
      <style:table-column-properties style:column-width="12.804cm" style:rel-column-width="49359*"/>
    </style:style>
    <style:style style:name="Table8.1" style:family="table-row">
      <style:table-row-properties fo:keep-together="auto"/>
    </style:style>
    <style:style style:name="Table8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8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8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8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8.B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9.A" style:family="table-column">
      <style:table-column-properties style:column-width="4.196cm" style:rel-column-width="16176*"/>
    </style:style>
    <style:style style:name="Table9.B" style:family="table-column">
      <style:table-column-properties style:column-width="12.804cm" style:rel-column-width="49359*"/>
    </style:style>
    <style:style style:name="Table9.1" style:family="table-row">
      <style:table-row-properties fo:keep-together="auto"/>
    </style:style>
    <style:style style:name="Table9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9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9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9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5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6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7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8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9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10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11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1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13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9.B14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0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4.196cm" style:rel-column-width="16176*"/>
    </style:style>
    <style:style style:name="Table10.B" style:family="table-column">
      <style:table-column-properties style:column-width="12.804cm" style:rel-column-width="49359*"/>
    </style:style>
    <style:style style:name="Table10.1" style:family="table-row">
      <style:table-row-properties fo:keep-together="auto"/>
    </style:style>
    <style:style style:name="Table10.A1" style:family="table-cell" style:data-style-name="N10100">
      <style:table-cell-properties style:vertical-align="" fo:background-color="#e6e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0.B1" style:family="table-cell" style:data-style-name="N10100">
      <style:table-cell-properties style:vertical-align="" fo:background-color="#e6e6ff" fo:padding="0.097cm" fo:border="0.05pt solid #000000" style:writing-mode="page">
        <style:background-image/>
      </style:table-cell-properties>
    </style:style>
    <style:style style:name="Table10.A2" style:family="table-cell" style:data-style-name="N10100">
      <style:table-cell-properties style:vertical-align="" fo:background-color="#e6e6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0.B2" style:family="table-cell">
      <style:table-cell-properties style:vertical-align=""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9a36a"/>
    </style:style>
    <style:style style:name="P2" style:family="paragraph" style:parent-style-name="Standard">
      <style:text-properties officeooo:paragraph-rsid="001a2bec"/>
    </style:style>
    <style:style style:name="P3" style:family="paragraph" style:parent-style-name="Standard">
      <style:text-properties officeooo:paragraph-rsid="001b89f3"/>
    </style:style>
    <style:style style:name="P4" style:family="paragraph" style:parent-style-name="Standard">
      <style:text-properties officeooo:paragraph-rsid="001ee13c"/>
    </style:style>
    <style:style style:name="P5" style:family="paragraph" style:parent-style-name="Standard">
      <style:text-properties officeooo:paragraph-rsid="0021543d"/>
    </style:style>
    <style:style style:name="P6" style:family="paragraph" style:parent-style-name="Standard">
      <style:text-properties officeooo:paragraph-rsid="00231a73"/>
    </style:style>
    <style:style style:name="P7" style:family="paragraph" style:parent-style-name="Standard">
      <style:text-properties officeooo:paragraph-rsid="0024d250"/>
    </style:style>
    <style:style style:name="P8" style:family="paragraph" style:parent-style-name="Standard">
      <style:text-properties officeooo:paragraph-rsid="002938dc"/>
    </style:style>
    <style:style style:name="P9" style:family="paragraph" style:parent-style-name="Standard">
      <style:paragraph-properties fo:break-before="page"/>
      <style:text-properties officeooo:paragraph-rsid="0019a36a"/>
    </style:style>
    <style:style style:name="P10" style:family="paragraph" style:parent-style-name="Standard">
      <style:paragraph-properties fo:break-before="page"/>
      <style:text-properties officeooo:paragraph-rsid="001b89f3"/>
    </style:style>
    <style:style style:name="P11" style:family="paragraph" style:parent-style-name="Standard">
      <style:paragraph-properties fo:break-before="page"/>
      <style:text-properties officeooo:paragraph-rsid="001ee13c"/>
    </style:style>
    <style:style style:name="P12" style:family="paragraph" style:parent-style-name="Standard">
      <style:paragraph-properties fo:break-before="page"/>
      <style:text-properties officeooo:paragraph-rsid="0021543d"/>
    </style:style>
    <style:style style:name="P13" style:family="paragraph" style:parent-style-name="Standard">
      <style:paragraph-properties fo:break-before="page"/>
      <style:text-properties officeooo:paragraph-rsid="00231a73"/>
    </style:style>
    <style:style style:name="P14" style:family="paragraph" style:parent-style-name="Standard">
      <style:paragraph-properties fo:break-before="page"/>
      <style:text-properties officeooo:paragraph-rsid="0024d250"/>
    </style:style>
    <style:style style:name="P15" style:family="paragraph" style:parent-style-name="Text_20_body">
      <style:paragraph-properties fo:break-before="page"/>
      <style:text-properties officeooo:paragraph-rsid="0019a36a"/>
    </style:style>
    <style:style style:name="P16" style:family="paragraph" style:parent-style-name="Text_20_body">
      <style:text-properties officeooo:paragraph-rsid="001576d6"/>
    </style:style>
    <style:style style:name="P17" style:family="paragraph" style:parent-style-name="Text_20_body">
      <style:text-properties officeooo:paragraph-rsid="0019a36a"/>
    </style:style>
    <style:style style:name="P18" style:family="paragraph" style:parent-style-name="Text_20_body">
      <style:text-properties fo:color="#ff6600" fo:font-style="italic" fo:font-weight="bold" officeooo:paragraph-rsid="001a2bec" style:font-style-asian="italic" style:font-weight-asian="bold" style:font-style-complex="italic" style:font-weight-complex="bold"/>
    </style:style>
    <style:style style:name="P19" style:family="paragraph" style:parent-style-name="Text_20_body">
      <style:text-properties fo:color="#ff6600" style:font-name="Ubuntu" fo:font-style="italic" fo:font-weight="bold" officeooo:rsid="001a2bec" officeooo:paragraph-rsid="001a2bec" style:font-style-asian="italic" style:font-weight-asian="bold" style:font-style-complex="italic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1576d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19a3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1a2b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1b89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1ee1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2154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231a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24d2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2938d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19a3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1a2b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1b89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1ee1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21543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231a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24d2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2938d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b89f3" officeooo:paragraph-rsid="001b89f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ee13c" officeooo:paragraph-rsid="001ee1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31a73" officeooo:paragraph-rsid="00231a7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4d250" officeooo:paragraph-rsid="0024d25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938dc" officeooo:paragraph-rsid="002938d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19a3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1a2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1b89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6c2dc" officeooo:paragraph-rsid="0016c2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6c2dc" officeooo:paragraph-rsid="0019a3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6c2dc" officeooo:paragraph-rsid="001a2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19a3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1a2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1b89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1a2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1b89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a2bec" officeooo:paragraph-rsid="002b3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1b89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1c1c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b89f3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1db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24eb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db8c8" officeooo:paragraph-rsid="0027b0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ee13c" officeooo:paragraph-rsid="002b3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1f95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24eb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f95f1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31a73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31a73" officeooo:paragraph-rsid="002b3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4d250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2c745b" officeooo:paragraph-rsid="002c74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9a36a" officeooo:paragraph-rsid="0019a36a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1f95f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21543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231a7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24d25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italic" fo:text-shadow="none" style:text-underline-style="none" fo:font-weight="normal" officeooo:rsid="001f95f1" officeooo:paragraph-rsid="002938dc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3" style:family="paragraph" style:parent-style-name="Standard">
      <style:text-properties fo:color="#ff6600" style:font-name="Ubuntu" fo:font-style="italic" fo:font-weight="bold" officeooo:rsid="001a2bec" officeooo:paragraph-rsid="002e6f19" style:font-style-asian="italic" style:font-weight-asian="bold" style:font-style-complex="italic" style:font-weight-complex="bold"/>
    </style:style>
    <style:style style:name="P104" style:family="paragraph" style:parent-style-name="Text_20_body">
      <style:text-properties fo:color="#ff6600" style:font-name="Ubuntu" fo:font-style="italic" fo:font-weight="bold" officeooo:rsid="001a2bec" officeooo:paragraph-rsid="001a2bec" style:font-style-asian="italic" style:font-weight-asian="bold" style:font-style-complex="italic" style:font-weight-complex="bold"/>
    </style:style>
    <style:style style:name="P105" style:family="paragraph" style:parent-style-name="Heading_20_1">
      <style:text-properties officeooo:rsid="001576d6" officeooo:paragraph-rsid="001576d6"/>
    </style:style>
    <style:style style:name="P106" style:family="paragraph" style:parent-style-name="Heading_20_1">
      <style:text-properties officeooo:rsid="002e6f19" officeooo:paragraph-rsid="002e6f19"/>
    </style:style>
    <style:style style:name="P107" style:family="paragraph" style:parent-style-name="Heading_20_1">
      <style:text-properties officeooo:paragraph-rsid="002e6f19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576d6" officeooo:paragraph-rsid="002e6f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19a36a" officeooo:paragraph-rsid="002e6f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officeooo:rsid="002e6f19" officeooo:paragraph-rsid="002e6f1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6c2dc" officeooo:paragraph-rsid="002e6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rsid="0019a36a" officeooo:paragraph-rsid="002e6f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19a3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1a2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1b89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1ee1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2154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231a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24d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293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italic" fo:text-shadow="none" style:text-underline-style="none" fo:font-weight="bold" officeooo:rsid="003040f9" officeooo:paragraph-rsid="003040f9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ff6600" style:text-outline="false" style:text-line-through-style="none" style:text-line-through-type="none" style:font-name="Ubuntu" fo:font-size="12pt" fo:font-style="italic" fo:text-shadow="none" style:text-underline-style="none" fo:font-weight="bold" officeooo:rsid="003040f9" officeooo:paragraph-rsid="0031afd8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T1" style:family="text">
      <style:text-properties officeooo:rsid="0019a36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2bec" style:font-style-asian="italic" style:font-style-complex="italic"/>
    </style:style>
    <style:style style:name="T4" style:family="text">
      <style:text-properties officeooo:rsid="001a2bec"/>
    </style:style>
    <style:style style:name="T5" style:family="text">
      <style:text-properties style:font-name="arial"/>
    </style:style>
    <style:style style:name="T6" style:family="text">
      <style:text-properties style:font-name="arial" officeooo:rsid="001a2bec"/>
    </style:style>
    <style:style style:name="T7" style:family="text">
      <style:text-properties style:font-name="Ubuntu" officeooo:rsid="001a2bec"/>
    </style:style>
    <style:style style:name="T8" style:family="text">
      <style:text-properties officeooo:rsid="001b89f3"/>
    </style:style>
    <style:style style:name="T9" style:family="text">
      <style:text-properties officeooo:rsid="001db8c8"/>
    </style:style>
    <style:style style:name="T10" style:family="text">
      <style:text-properties officeooo:rsid="001ee13c"/>
    </style:style>
    <style:style style:name="T11" style:family="text">
      <style:text-properties officeooo:rsid="001f95f1"/>
    </style:style>
    <style:style style:name="T12" style:family="text">
      <style:text-properties officeooo:rsid="0021543d"/>
    </style:style>
    <style:style style:name="T13" style:family="text">
      <style:text-properties officeooo:rsid="00231a73"/>
    </style:style>
    <style:style style:name="T14" style:family="text">
      <style:text-properties officeooo:rsid="0024d250"/>
    </style:style>
    <style:style style:name="T15" style:family="text">
      <style:text-properties officeooo:rsid="0026dbe1"/>
    </style:style>
    <style:style style:name="T16" style:family="text">
      <style:text-properties officeooo:rsid="002938dc"/>
    </style:style>
    <style:style style:name="T17" style:family="text">
      <style:text-properties officeooo:rsid="002b3709"/>
    </style:style>
    <style:style style:name="T18" style:family="text">
      <style:text-properties officeooo:rsid="002e6f19"/>
    </style:style>
    <number:text-style style:name="N10100" number:language="es" number:country="E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5" text:outline-level="1">Casos de uso</text:h>
      <text:p text:style-name="P16"/>
      <text:p text:style-name="P19">Hacer escala de frecuencia de uso:</text:p>
      <text:p text:style-name="P18"><text:span text:style-name="T6">siempre,</text:span><text:span text:style-name="T7"> </text:span><text:span text:style-name="T5">nunca, jamás,</text:span> <text:span text:style-name="T5">constantemente,</text:span> <text:span text:style-name="T5">frecuentemente,</text:span> <text:span text:style-name="T5">asiduamente, ocasionalmente,</text:span> <text:span text:style-name="T5">eternamente,</text:span> <text:span text:style-name="T5">puntualmente,</text:span> <text:span text:style-name="T5">normalmente,</text:span> <text:span text:style-name="T5">raramente, ordinariamente,</text:span> <text:span text:style-name="T5">extraordinarimente</text:span> </text:p>
      <text:p text:style-name="P19"/>
      <text:h text:style-name="P107" text:outline-level="1"><text:span text:style-name="T18">Actores</text:span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float" office:value="0">
            <text:p text:style-name="P108"><text:span text:style-name="T18">ACT</text:span>-<text:span text:style-name="T1">001</text:span></text:p>
          </table:table-cell>
          <table:table-cell table:style-name="Table10.B1" office:value-type="float" office:value="0">
            <text:p text:style-name="P110">Usuario</text:p>
          </table:table-cell>
        </table:table-row>
        <table:table-row table:style-name="Table10.1">
          <table:table-cell table:style-name="Table10.A2" office:value-type="float" office:value="0">
            <text:p text:style-name="P110">Descripción</text:p>
          </table:table-cell>
          <table:table-cell table:style-name="Table10.B2" office:value-type="string">
            <text:p text:style-name="P111"/>
          </table:table-cell>
        </table:table-row>
      </table:table>
      <text:p text:style-name="P103"/>
      <text:h text:style-name="P106" text:outline-level="1">Casos de uso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float" office:value="0">
            <text:p text:style-name="P20">CU-<text:span text:style-name="T1">001</text:span></text:p>
          </table:table-cell>
          <table:table-cell table:style-name="Table1.B1" office:value-type="float" office:value="0">
            <text:p text:style-name="P20">Iniciar sesión</text:p>
          </table:table-cell>
        </table:table-row>
        <table:table-row table:style-name="Table1.1">
          <table:table-cell table:style-name="Table1.A2" office:value-type="float" office:value="0">
            <text:p text:style-name="P29">Actor principal</text:p>
          </table:table-cell>
          <table:table-cell table:style-name="Table1.B2" office:value-type="string">
            <text:p text:style-name="P51"/>
          </table:table-cell>
        </table:table-row>
        <table:table-row table:style-name="Table1.1">
          <table:table-cell table:style-name="Table1.A2" office:value-type="float" office:value="0">
            <text:p text:style-name="P29">Objetivo en contexto</text:p>
          </table:table-cell>
          <table:table-cell table:style-name="Table1.B3" office:value-type="string">
            <text:p text:style-name="P54">El actor desea acceder a una cuenta de usuario ya existente mediante sus claves de acceso.</text:p>
          </table:table-cell>
        </table:table-row>
        <table:table-row table:style-name="Table1.1">
          <table:table-cell table:style-name="Table1.A2" office:value-type="float" office:value="0">
            <text:p text:style-name="P29">Precondiciones</text:p>
          </table:table-cell>
          <table:table-cell table:style-name="Table1.B4" office:value-type="string">
            <text:p text:style-name="P54">Las claves de usuario deben ser válidas.</text:p>
          </table:table-cell>
        </table:table-row>
        <table:table-row table:style-name="Table1.1">
          <table:table-cell table:style-name="Table1.A2" office:value-type="float" office:value="0">
            <text:p text:style-name="P29">Disparador</text:p>
          </table:table-cell>
          <table:table-cell table:style-name="Table1.B5" office:value-type="string">
            <text:p text:style-name="P54">El actor desea acceder a la plataforma para disfrutar de sus servicios.</text:p>
          </table:table-cell>
        </table:table-row>
        <table:table-row table:style-name="Table1.1">
          <table:table-cell table:style-name="Table1.A2" office:value-type="float" office:value="0">
            <text:p text:style-name="P29">Escenario</text:p>
          </table:table-cell>
          <table:table-cell table:style-name="Table1.B6" office:value-type="string">
            <text:p text:style-name="P54">1. El actor accede a Emozio.</text:p>
            <text:p text:style-name="P54">2. El actor introduce sus claves de acceso.</text:p>
            <text:p text:style-name="P54">3. El actor pulsa el botón de acceso. </text:p>
            <text:p text:style-name="P54">4. El sistema muestra el perfil del actor donde podrá acceder al resto de servicios.</text:p>
          </table:table-cell>
        </table:table-row>
        <table:table-row table:style-name="Table1.1">
          <table:table-cell table:style-name="Table1.A2" office:value-type="float" office:value="0">
            <text:p text:style-name="P29">Excepciones</text:p>
          </table:table-cell>
          <table:table-cell table:style-name="Table1.B8" office:value-type="string">
            <text:p text:style-name="P54">1. Las claves de usuario son incorrectas.</text:p>
            <text:p text:style-name="P54">2. El actor no estaba registrado en la plataforma en el momento que se realizó el acceso.</text:p>
            <text:p text:style-name="P54"/>
          </table:table-cell>
        </table:table-row>
        <table:table-row table:style-name="Table1.1">
          <table:table-cell table:style-name="Table1.A2" office:value-type="float" office:value="0">
            <text:p text:style-name="P29">Prioridad</text:p>
          </table:table-cell>
          <table:table-cell table:style-name="Table1.B8" office:value-type="string">
            <text:p text:style-name="P54">Alta</text:p>
            <text:p text:style-name="P97">El actor debe iniciar sesión en la aplicación para poder utilizar cualquiera de sus servicios.</text:p>
          </table:table-cell>
        </table:table-row>
        <table:table-row table:style-name="Table1.1">
          <table:table-cell table:style-name="Table1.A2" office:value-type="float" office:value="0">
            <text:p text:style-name="P29">Disponibilidad</text:p>
          </table:table-cell>
          <table:table-cell table:style-name="Table1.B9" office:value-type="string">
            <text:p text:style-name="P54">En el <text:span text:style-name="T12">segundo </text:span>incremento</text:p>
          </table:table-cell>
        </table:table-row>
        <table:table-row table:style-name="Table1.1">
          <table:table-cell table:style-name="Table1.A2" office:value-type="float" office:value="0">
            <text:p text:style-name="P29">Frecuencia de uso</text:p>
          </table:table-cell>
          <table:table-cell table:style-name="Table1.B10" office:value-type="string">
            <text:p text:style-name="P54">Moderada</text:p>
          </table:table-cell>
        </table:table-row>
        <table:table-row table:style-name="Table1.1">
          <table:table-cell table:style-name="Table1.A2" office:value-type="float" office:value="0">
            <text:p text:style-name="P29">Canal del actor</text:p>
          </table:table-cell>
          <table:table-cell table:style-name="Table1.B11" office:value-type="string">
            <text:p text:style-name="P54">A través de un navegador con acceso a internet.</text:p>
          </table:table-cell>
        </table:table-row>
        <table:table-row table:style-name="Table1.1">
          <table:table-cell table:style-name="Table1.A2" office:value-type="float" office:value="0">
            <text:p text:style-name="P29">Actores secundarios</text:p>
          </table:table-cell>
          <table:table-cell table:style-name="Table1.B12" office:value-type="string">
            <text:p text:style-name="P42">-</text:p>
          </table:table-cell>
        </table:table-row>
        <table:table-row table:style-name="Table1.1">
          <table:table-cell table:style-name="Table1.A2" office:value-type="float" office:value="0">
            <text:p text:style-name="P29">Canal de los actores <text:soft-page-break/>secundarios</text:p>
          </table:table-cell>
          <table:table-cell table:style-name="Table1.B14" office:value-type="string">
            <text:p text:style-name="P42">-</text:p>
          </table:table-cell>
        </table:table-row>
        <table:table-row table:style-name="Table1.1">
          <table:table-cell table:style-name="Table1.A2" office:value-type="float" office:value="0">
            <text:p text:style-name="P122">Dependencias (con los requisitos)</text:p>
          </table:table-cell>
          <table:table-cell table:style-name="Table1.B14" office:value-type="string">
            <text:p text:style-name="P42"/>
          </table:table-cell>
        </table:table-row>
      </table:table>
      <text:p text:style-name="P16"/>
      <text:p text:style-name="P17"/>
      <text:p text:style-name="P1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float" office:value="0">
            <text:p text:style-name="P21">CU-<text:span text:style-name="T1">002</text:span></text:p>
          </table:table-cell>
          <table:table-cell table:style-name="Table2.B1" office:value-type="float" office:value="0">
            <text:p text:style-name="P29">Registrarse</text:p>
          </table:table-cell>
        </table:table-row>
        <table:table-row table:style-name="Table2.1">
          <table:table-cell table:style-name="Table2.A2" office:value-type="float" office:value="0">
            <text:p text:style-name="P29">Actor principal</text:p>
          </table:table-cell>
          <table:table-cell table:style-name="Table2.B2" office:value-type="string">
            <text:p text:style-name="P52"/>
          </table:table-cell>
        </table:table-row>
        <table:table-row table:style-name="Table2.1">
          <table:table-cell table:style-name="Table2.A2" office:value-type="float" office:value="0">
            <text:p text:style-name="P29">Objetivo en contexto</text:p>
          </table:table-cell>
          <table:table-cell table:style-name="Table2.B3" office:value-type="string">
            <text:p text:style-name="P54">El actor desea registrarse en la plataforma cediendo sus datos personales <text:span text:style-name="T4">para poder acceder a los servicios de la plataforma.</text:span></text:p>
          </table:table-cell>
        </table:table-row>
        <table:table-row table:style-name="Table2.1">
          <table:table-cell table:style-name="Table2.A2" office:value-type="float" office:value="0">
            <text:p text:style-name="P29">Precondiciones</text:p>
          </table:table-cell>
          <table:table-cell table:style-name="Table2.B4" office:value-type="string">
            <text:p text:style-name="P62">Los datos introducidos en el formulario deben ser válidos.</text:p>
          </table:table-cell>
        </table:table-row>
        <table:table-row table:style-name="Table2.1">
          <table:table-cell table:style-name="Table2.A2" office:value-type="float" office:value="0">
            <text:p text:style-name="P29">Disparador</text:p>
          </table:table-cell>
          <table:table-cell table:style-name="Table2.B5" office:value-type="string">
            <text:p text:style-name="P54">El actor desea <text:span text:style-name="T4">registrarse en</text:span> la plataforma para disfrutar de sus servicios.</text:p>
          </table:table-cell>
        </table:table-row>
        <table:table-row table:style-name="Table2.1">
          <table:table-cell table:style-name="Table2.A2" office:value-type="float" office:value="0">
            <text:p text:style-name="P29">Escenario</text:p>
          </table:table-cell>
          <table:table-cell table:style-name="Table2.B6" office:value-type="string">
            <text:p text:style-name="P54">1. El actor accede a Emozio.</text:p>
            <text:p text:style-name="P54">2. El actor introduce <text:span text:style-name="T4">sus datos en un formulario de registro.</text:span></text:p>
            <text:p text:style-name="P54">3. El actor pulsa el botón de <text:span text:style-name="T4">registro.</text:span></text:p>
            <text:p text:style-name="P54">4. El sistema muestra el perfil del usuario donde podrá acceder al resto de servicios.</text:p>
          </table:table-cell>
        </table:table-row>
        <table:table-row table:style-name="Table2.1">
          <table:table-cell table:style-name="Table2.A2" office:value-type="float" office:value="0">
            <text:p text:style-name="P29">Excepciones</text:p>
          </table:table-cell>
          <table:table-cell table:style-name="Table2.B8" office:value-type="string">
            <text:p text:style-name="P54">1. L<text:span text:style-name="T4">os datos introducidos en el formulario son incorrectos.</text:span></text:p>
            <text:p text:style-name="P54">2. <text:span text:style-name="T4">Ya existe el usuario dentro de la plataforma.</text:span></text:p>
            <text:p text:style-name="P54"/>
          </table:table-cell>
        </table:table-row>
        <table:table-row table:style-name="Table2.1">
          <table:table-cell table:style-name="Table2.A2" office:value-type="float" office:value="0">
            <text:p text:style-name="P29">Prioridad</text:p>
          </table:table-cell>
          <table:table-cell table:style-name="Table2.B8" office:value-type="string">
            <text:p text:style-name="P54">Alta</text:p>
            <text:p text:style-name="P54"><text:span text:style-name="T2">El actor debe </text:span><text:span text:style-name="T3">estar registrado </text:span><text:span text:style-name="T2">en la aplicación para poder utilizar cualquiera de sus servicios.</text:span></text:p>
          </table:table-cell>
        </table:table-row>
        <table:table-row table:style-name="Table2.1">
          <table:table-cell table:style-name="Table2.A2" office:value-type="float" office:value="0">
            <text:p text:style-name="P29">Disponibilidad</text:p>
          </table:table-cell>
          <table:table-cell table:style-name="Table2.B9" office:value-type="string">
            <text:p text:style-name="P54">En el <text:span text:style-name="T12">segundo</text:span> incremento</text:p>
          </table:table-cell>
        </table:table-row>
        <table:table-row table:style-name="Table2.1">
          <table:table-cell table:style-name="Table2.A2" office:value-type="float" office:value="0">
            <text:p text:style-name="P29">Frecuencia de uso</text:p>
          </table:table-cell>
          <table:table-cell table:style-name="Table2.B10" office:value-type="string">
            <text:p text:style-name="P62">Limitada</text:p>
          </table:table-cell>
        </table:table-row>
        <table:table-row table:style-name="Table2.1">
          <table:table-cell table:style-name="Table2.A2" office:value-type="float" office:value="0">
            <text:p text:style-name="P29">Canal del actor</text:p>
          </table:table-cell>
          <table:table-cell table:style-name="Table2.B11" office:value-type="string">
            <text:p text:style-name="P54">A través de un navegador con acceso a internet.</text:p>
          </table:table-cell>
        </table:table-row>
        <table:table-row table:style-name="Table2.1">
          <table:table-cell table:style-name="Table2.A2" office:value-type="float" office:value="0">
            <text:p text:style-name="P29">Actores secundarios</text:p>
          </table:table-cell>
          <table:table-cell table:style-name="Table2.B12" office:value-type="string">
            <text:p text:style-name="P43">-</text:p>
          </table:table-cell>
        </table:table-row>
        <table:table-row table:style-name="Table2.1">
          <table:table-cell table:style-name="Table2.A2" office:value-type="float" office:value="0">
            <text:p text:style-name="P29">Canal de los actores secundarios</text:p>
          </table:table-cell>
          <table:table-cell table:style-name="Table2.B14" office:value-type="string">
            <text:p text:style-name="P43">-</text:p>
          </table:table-cell>
        </table:table-row>
        <table:table-row table:style-name="Table2.1">
          <table:table-cell table:style-name="Table2.A2" office:value-type="float" office:value="0">
            <text:p text:style-name="P123">Dependencias (con los requisitos)</text:p>
          </table:table-cell>
          <table:table-cell table:style-name="Table2.B14" office:value-type="string">
            <text:p text:style-name="P43"/>
          </table:table-cell>
        </table:table-row>
      </table:table>
      <text:p text:style-name="P1"/>
      <text:p text:style-name="P1"/>
      <text:p text:style-name="P9"/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float" office:value="0">
            <text:p text:style-name="P22">CU-<text:span text:style-name="T1">003</text:span></text:p>
          </table:table-cell>
          <table:table-cell table:style-name="Table3.B1" office:value-type="float" office:value="0">
            <text:p text:style-name="P30">Re<text:span text:style-name="T4">alizar cuestionario</text:span></text:p>
          </table:table-cell>
        </table:table-row>
        <table:table-row table:style-name="Table3.1">
          <table:table-cell table:style-name="Table3.A2" office:value-type="float" office:value="0">
            <text:p text:style-name="P30">Actor principal</text:p>
          </table:table-cell>
          <table:table-cell table:style-name="Table3.B2" office:value-type="string">
            <text:p text:style-name="P53"/>
          </table:table-cell>
        </table:table-row>
        <table:table-row table:style-name="Table3.1">
          <table:table-cell table:style-name="Table3.A2" office:value-type="float" office:value="0">
            <text:p text:style-name="P30">Objetivo en contexto</text:p>
          </table:table-cell>
          <table:table-cell table:style-name="Table3.B3" office:value-type="string">
            <text:p text:style-name="P55">El <text:span text:style-name="T4">paciente desea conocer qué profesional es el más adecuado para tratar su dolencia realizando el cuestionario de emparejamiento.</text:span></text:p>
          </table:table-cell>
        </table:table-row>
        <table:table-row table:style-name="Table3.1">
          <table:table-cell table:style-name="Table3.A2" office:value-type="float" office:value="0">
            <text:p text:style-name="P30">Precondiciones</text:p>
          </table:table-cell>
          <table:table-cell table:style-name="Table3.B4" office:value-type="string">
            <text:p text:style-name="P62">El cuestionario debe estar cubierto.</text:p>
          </table:table-cell>
        </table:table-row>
        <table:table-row table:style-name="Table3.1">
          <table:table-cell table:style-name="Table3.A2" office:value-type="float" office:value="0">
            <text:p text:style-name="P30">Disparador</text:p>
          </table:table-cell>
          <table:table-cell table:style-name="Table3.B5" office:value-type="string">
            <text:p text:style-name="P62">El paciente debe haber pulsado el botón de “hacer el cuestionario”.</text:p>
          </table:table-cell>
        </table:table-row>
        <table:table-row table:style-name="Table3.1">
          <table:table-cell table:style-name="Table3.A2" office:value-type="float" office:value="0">
            <text:p text:style-name="P30">Escenario</text:p>
          </table:table-cell>
          <table:table-cell table:style-name="Table3.B6" office:value-type="string">
            <text:p text:style-name="P55">1. El <text:s/><text:span text:style-name="T4">paciente </text:span>accede a Emozio.</text:p>
            <text:p text:style-name="P55">2. El <text:span text:style-name="T4">paciente</text:span> <text:span text:style-name="T4">entra en su perfil de usuario ya sea por registro o acceso.</text:span></text:p>
            <text:p text:style-name="P70">3. El sistema le muestra su perfil de usuario.</text:p>
            <text:p text:style-name="P55"><text:span text:style-name="T8">4</text:span>. El <text:span text:style-name="T4">paciente</text:span> pulsa el <text:span text:style-name="T4">botón de hacer el cuestionario.</text:span></text:p>
            <text:p text:style-name="P55"><text:span text:style-name="T8">5</text:span>. El sistema <text:span text:style-name="T4">le muestra el formulario que debe cubrir.</text:span></text:p>
            <text:p text:style-name="P62"><text:span text:style-name="T8">6</text:span>. El paciente cubre las respuestas del formulario.</text:p>
            <text:p text:style-name="P62"><text:span text:style-name="T8">7</text:span>. El paciente pulsa el botón de conocer los resultados.</text:p>
            <text:p text:style-name="P62"><text:span text:style-name="T8">8</text:span>. El sistema le mostrará su perfil en el que se encuentran los resultados.</text:p>
          </table:table-cell>
        </table:table-row>
        <table:table-row table:style-name="Table3.1">
          <table:table-cell table:style-name="Table3.A2" office:value-type="float" office:value="0">
            <text:p text:style-name="P30">Excepciones</text:p>
          </table:table-cell>
          <table:table-cell table:style-name="Table3.B8" office:value-type="string">
            <text:p text:style-name="P55">L<text:span text:style-name="T4">os datos introducidos en el formulario son incorrectos.</text:span></text:p>
            <text:p text:style-name="P55"/>
          </table:table-cell>
        </table:table-row>
        <table:table-row table:style-name="Table3.1">
          <table:table-cell table:style-name="Table3.A2" office:value-type="float" office:value="0">
            <text:p text:style-name="P30">Prioridad</text:p>
          </table:table-cell>
          <table:table-cell table:style-name="Table3.B8" office:value-type="string">
            <text:p text:style-name="P55">Alta</text:p>
            <text:p text:style-name="P55"><text:span text:style-name="T2">E</text:span><text:span text:style-name="T3">s la característica central de la plataforma.</text:span></text:p>
          </table:table-cell>
        </table:table-row>
        <table:table-row table:style-name="Table3.1">
          <table:table-cell table:style-name="Table3.A2" office:value-type="float" office:value="0">
            <text:p text:style-name="P30">Disponibilidad</text:p>
          </table:table-cell>
          <table:table-cell table:style-name="Table3.B9" office:value-type="string">
            <text:p text:style-name="P55">En el primer incremento</text:p>
          </table:table-cell>
        </table:table-row>
        <table:table-row table:style-name="Table3.1">
          <table:table-cell table:style-name="Table3.A2" office:value-type="float" office:value="0">
            <text:p text:style-name="P30">Frecuencia de uso</text:p>
          </table:table-cell>
          <table:table-cell table:style-name="Table3.B10" office:value-type="string">
            <text:p text:style-name="P70">Puntualmente</text:p>
          </table:table-cell>
        </table:table-row>
        <table:table-row table:style-name="Table3.1">
          <table:table-cell table:style-name="Table3.A2" office:value-type="float" office:value="0">
            <text:p text:style-name="P30">Canal del actor</text:p>
          </table:table-cell>
          <table:table-cell table:style-name="Table3.B11" office:value-type="string">
            <text:p text:style-name="P55">A través de un navegador con acceso a internet.</text:p>
          </table:table-cell>
        </table:table-row>
        <table:table-row table:style-name="Table3.1">
          <table:table-cell table:style-name="Table3.A2" office:value-type="float" office:value="0">
            <text:p text:style-name="P30">Actores secundarios</text:p>
          </table:table-cell>
          <table:table-cell table:style-name="Table3.B12" office:value-type="string">
            <text:p text:style-name="P44">-</text:p>
          </table:table-cell>
        </table:table-row>
        <table:table-row table:style-name="Table3.1">
          <table:table-cell table:style-name="Table3.A2" office:value-type="float" office:value="0">
            <text:p text:style-name="P30">Canal de los actores secundarios</text:p>
          </table:table-cell>
          <table:table-cell table:style-name="Table3.B14" office:value-type="string">
            <text:p text:style-name="P44">-</text:p>
          </table:table-cell>
        </table:table-row>
        <table:table-row table:style-name="Table3.1">
          <table:table-cell table:style-name="Table3.A2" office:value-type="float" office:value="0">
            <text:p text:style-name="P123">Dependencias (con los requisitos)</text:p>
          </table:table-cell>
          <table:table-cell table:style-name="Table3.B14" office:value-type="string">
            <text:p text:style-name="P44"/>
          </table:table-cell>
        </table:table-row>
      </table:table>
      <text:p text:style-name="P2"/>
      <text:p text:style-name="P2"/>
      <text:p text:style-name="P1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float" office:value="0">
            <text:p text:style-name="P23">CU-<text:span text:style-name="T1">004</text:span></text:p>
          </table:table-cell>
          <table:table-cell table:style-name="Table4.B1" office:value-type="float" office:value="0">
            <text:p text:style-name="P37">Consultar resultados</text:p>
          </table:table-cell>
        </table:table-row>
        <table:table-row table:style-name="Table4.1">
          <table:table-cell table:style-name="Table4.A2" office:value-type="float" office:value="0">
            <text:p text:style-name="P31">Actor principal</text:p>
          </table:table-cell>
          <table:table-cell table:style-name="Table4.B2" office:value-type="string">
            <text:p text:style-name="P70"/>
          </table:table-cell>
        </table:table-row>
        <table:table-row table:style-name="Table4.1">
          <table:table-cell table:style-name="Table4.A2" office:value-type="float" office:value="0">
            <text:p text:style-name="P31">Objetivo en contexto</text:p>
          </table:table-cell>
          <table:table-cell table:style-name="Table4.B3" office:value-type="string">
            <text:p text:style-name="P56">El <text:span text:style-name="T4">paciente desea consultar el resultado del cuestionario de asignación.</text:span></text:p>
          </table:table-cell>
        </table:table-row>
        <table:table-row table:style-name="Table4.1">
          <table:table-cell table:style-name="Table4.A2" office:value-type="float" office:value="0">
            <text:p text:style-name="P31">Precondiciones</text:p>
          </table:table-cell>
          <table:table-cell table:style-name="Table4.B4" office:value-type="string">
            <text:p text:style-name="P63">El cuestionario debe estar cubierto.</text:p>
          </table:table-cell>
        </table:table-row>
        <table:table-row table:style-name="Table4.1">
          <table:table-cell table:style-name="Table4.A2" office:value-type="float" office:value="0">
            <text:p text:style-name="P31">Disparador</text:p>
          </table:table-cell>
          <table:table-cell table:style-name="Table4.B5" office:value-type="string">
            <text:p text:style-name="P63">El paciente debe <text:span text:style-name="T8">acceder a su perfil.</text:span></text:p>
          </table:table-cell>
        </table:table-row>
        <table:table-row table:style-name="Table4.1">
          <table:table-cell table:style-name="Table4.A2" office:value-type="float" office:value="0">
            <text:p text:style-name="P31">Escenario</text:p>
          </table:table-cell>
          <table:table-cell table:style-name="Table4.B6" office:value-type="string">
            <text:p text:style-name="P56">1. El <text:s/><text:span text:style-name="T4">paciente </text:span>accede a Emozio.</text:p>
            <text:p text:style-name="P56">2. El <text:span text:style-name="T4">paciente</text:span> <text:span text:style-name="T4">entra en su perfil de usuario ya sea por registro o acceso.</text:span></text:p>
            <text:p text:style-name="P71">3. El sistema le muestra su perfil de usuario <text:span text:style-name="T9">donde se encuentran los resultados del cuestionario de asignación.</text:span></text:p>
          </table:table-cell>
        </table:table-row>
        <table:table-row table:style-name="Table4.1">
          <table:table-cell table:style-name="Table4.A2" office:value-type="float" office:value="0">
            <text:p text:style-name="P31">Excepciones</text:p>
          </table:table-cell>
          <table:table-cell table:style-name="Table4.B8" office:value-type="string">
            <text:p text:style-name="P77">El paciente no ha cubierto el test en ninguna ocasión.</text:p>
          </table:table-cell>
        </table:table-row>
        <table:table-row table:style-name="Table4.1">
          <table:table-cell table:style-name="Table4.A2" office:value-type="float" office:value="0">
            <text:p text:style-name="P31">Prioridad</text:p>
          </table:table-cell>
          <table:table-cell table:style-name="Table4.B8" office:value-type="string">
            <text:p text:style-name="P56">Alta</text:p>
            <text:p text:style-name="P56"><text:span text:style-name="T2">E</text:span><text:span text:style-name="T3">s la característica central de la plataforma.</text:span></text:p>
          </table:table-cell>
        </table:table-row>
        <table:table-row table:style-name="Table4.1">
          <table:table-cell table:style-name="Table4.A2" office:value-type="float" office:value="0">
            <text:p text:style-name="P31">Disponibilidad</text:p>
          </table:table-cell>
          <table:table-cell table:style-name="Table4.B9" office:value-type="string">
            <text:p text:style-name="P56">En el primer incremento</text:p>
          </table:table-cell>
        </table:table-row>
        <table:table-row table:style-name="Table4.1">
          <table:table-cell table:style-name="Table4.A2" office:value-type="float" office:value="0">
            <text:p text:style-name="P31">Frecuencia de uso</text:p>
          </table:table-cell>
          <table:table-cell table:style-name="Table4.B10" office:value-type="string">
            <text:p text:style-name="P77">Ocasionalmente</text:p>
          </table:table-cell>
        </table:table-row>
        <table:table-row table:style-name="Table4.1">
          <table:table-cell table:style-name="Table4.A2" office:value-type="float" office:value="0">
            <text:p text:style-name="P31">Canal del actor</text:p>
          </table:table-cell>
          <table:table-cell table:style-name="Table4.B11" office:value-type="string">
            <text:p text:style-name="P56">A través de un navegador con acceso a internet.</text:p>
          </table:table-cell>
        </table:table-row>
        <table:table-row table:style-name="Table4.1">
          <table:table-cell table:style-name="Table4.A2" office:value-type="float" office:value="0">
            <text:p text:style-name="P31">Actores secundarios</text:p>
          </table:table-cell>
          <table:table-cell table:style-name="Table4.B12" office:value-type="string">
            <text:p text:style-name="P45">-</text:p>
          </table:table-cell>
        </table:table-row>
        <table:table-row table:style-name="Table4.1">
          <table:table-cell table:style-name="Table4.A2" office:value-type="float" office:value="0">
            <text:p text:style-name="P31">Canal de los actores secundarios</text:p>
          </table:table-cell>
          <table:table-cell table:style-name="Table4.B14" office:value-type="string">
            <text:p text:style-name="P45">-</text:p>
          </table:table-cell>
        </table:table-row>
        <table:table-row table:style-name="Table4.1">
          <table:table-cell table:style-name="Table4.A2" office:value-type="float" office:value="0">
            <text:p text:style-name="P123">Dependencias (con los requisitos)</text:p>
          </table:table-cell>
          <table:table-cell table:style-name="Table4.B14" office:value-type="string">
            <text:p text:style-name="P45"/>
          </table:table-cell>
        </table:table-row>
      </table:table>
      <text:p text:style-name="P3"/>
      <text:p text:style-name="P3"/>
      <text:p text:style-name="P1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float" office:value="0">
            <text:p text:style-name="P24">CU-<text:span text:style-name="T1">005</text:span></text:p>
          </table:table-cell>
          <table:table-cell table:style-name="Table5.B1" office:value-type="float" office:value="0">
            <text:p text:style-name="P38">Contactar psicólogo</text:p>
          </table:table-cell>
        </table:table-row>
        <table:table-row table:style-name="Table5.1">
          <table:table-cell table:style-name="Table5.A2" office:value-type="float" office:value="0">
            <text:p text:style-name="P32">Actor principal</text:p>
          </table:table-cell>
          <table:table-cell table:style-name="Table5.B2" office:value-type="string">
            <text:p text:style-name="P72"/>
          </table:table-cell>
        </table:table-row>
        <table:table-row table:style-name="Table5.1">
          <table:table-cell table:style-name="Table5.A2" office:value-type="float" office:value="0">
            <text:p text:style-name="P32">Objetivo en contexto</text:p>
          </table:table-cell>
          <table:table-cell table:style-name="Table5.B3" office:value-type="string">
            <text:p text:style-name="P57">El <text:span text:style-name="T4">paciente desea ponerse en contacto con uno de los psicólogos que le han sido asignados.</text:span></text:p>
          </table:table-cell>
        </table:table-row>
        <table:table-row table:style-name="Table5.1">
          <table:table-cell table:style-name="Table5.A2" office:value-type="float" office:value="0">
            <text:p text:style-name="P32">Precondiciones</text:p>
          </table:table-cell>
          <table:table-cell table:style-name="Table5.B4" office:value-type="string">
            <text:p text:style-name="P64"><text:span text:style-name="T10">1. </text:span>El cuestionario debe estar cubierto.</text:p>
            <text:p text:style-name="P81">2. Las respuestas del cuestionario <text:span text:style-name="T14">no </text:span>dieron resultados imprecisos.</text:p>
          </table:table-cell>
        </table:table-row>
        <table:table-row table:style-name="Table5.1">
          <table:table-cell table:style-name="Table5.A2" office:value-type="float" office:value="0">
            <text:p text:style-name="P32">Disparador</text:p>
          </table:table-cell>
          <table:table-cell table:style-name="Table5.B5" office:value-type="string">
            <text:p text:style-name="P64">El paciente <text:s/><text:span text:style-name="T13">accede a su perfil y se decide a contactar con el psicólogo.</text:span></text:p>
          </table:table-cell>
        </table:table-row>
        <table:table-row table:style-name="Table5.1">
          <table:table-cell table:style-name="Table5.A2" office:value-type="float" office:value="0">
            <text:p text:style-name="P32">Escenario</text:p>
          </table:table-cell>
          <table:table-cell table:style-name="Table5.B6" office:value-type="string">
            <text:p text:style-name="P57">1. El <text:s/><text:span text:style-name="T4">paciente </text:span>accede a Emozio.</text:p>
            <text:p text:style-name="P57">2. El <text:span text:style-name="T4">paciente</text:span> <text:span text:style-name="T4">entra en su perfil de usuario ya sea por registro o acceso.</text:span></text:p>
            <text:p text:style-name="P72">3. El sistema le muestra su perfil de usuario <text:span text:style-name="T9">donde se encuentran los resultados del cuestionario de asignación.</text:span></text:p>
            <text:p text:style-name="P81">4. El paciente pulsa el botón de contacto del psicólogo en cuestión.</text:p>
            <text:p text:style-name="P87">5. El sistema le muestra un formulario de contacto que debe cubrir.</text:p>
            <text:p text:style-name="P87">6. El paciente cubre el formulario.</text:p>
            <text:p text:style-name="P87">7. El paciente pulsa el botón de enviar.</text:p>
            <text:p text:style-name="P87">8. El sistema muestra un mensaje con el estado de la operación.</text:p>
          </table:table-cell>
        </table:table-row>
        <table:table-row table:style-name="Table5.1">
          <table:table-cell table:style-name="Table5.A2" office:value-type="float" office:value="0">
            <text:p text:style-name="P32">Excepciones</text:p>
          </table:table-cell>
          <table:table-cell table:style-name="Table5.B8" office:value-type="string">
            <text:p text:style-name="P78"><text:span text:style-name="T11">1. </text:span>El paciente no ha cubierto el test en ninguna ocasión.</text:p>
            <text:p text:style-name="P87">2. El test dió un resultado impreciso para las respuestas dadas en el cuestionario.</text:p>
          </table:table-cell>
        </table:table-row>
        <table:table-row table:style-name="Table5.1">
          <table:table-cell table:style-name="Table5.A2" office:value-type="float" office:value="0">
            <text:p text:style-name="P32">Prioridad</text:p>
          </table:table-cell>
          <table:table-cell table:style-name="Table5.B8" office:value-type="string">
            <text:p text:style-name="P87">Moderada</text:p>
            <text:p text:style-name="P98">Puede implementarse después de las funciones básicas.</text:p>
          </table:table-cell>
        </table:table-row>
        <table:table-row table:style-name="Table5.1">
          <table:table-cell table:style-name="Table5.A2" office:value-type="float" office:value="0">
            <text:p text:style-name="P32">Disponibilidad</text:p>
          </table:table-cell>
          <table:table-cell table:style-name="Table5.B9" office:value-type="string">
            <text:p text:style-name="P57">En el <text:span text:style-name="T10">tercer</text:span> incremento</text:p>
          </table:table-cell>
        </table:table-row>
        <table:table-row table:style-name="Table5.1">
          <table:table-cell table:style-name="Table5.A2" office:value-type="float" office:value="0">
            <text:p text:style-name="P32">Frecuencia de uso</text:p>
          </table:table-cell>
          <table:table-cell table:style-name="Table5.B10" office:value-type="string">
            <text:p text:style-name="P87">Puntualmente</text:p>
          </table:table-cell>
        </table:table-row>
        <table:table-row table:style-name="Table5.1">
          <table:table-cell table:style-name="Table5.A2" office:value-type="float" office:value="0">
            <text:p text:style-name="P32">Canal del actor</text:p>
          </table:table-cell>
          <table:table-cell table:style-name="Table5.B11" office:value-type="string">
            <text:p text:style-name="P57">A través de un navegador con acceso a internet.</text:p>
          </table:table-cell>
        </table:table-row>
        <table:table-row table:style-name="Table5.1">
          <table:table-cell table:style-name="Table5.A2" office:value-type="float" office:value="0">
            <text:p text:style-name="P32">Actores secundarios</text:p>
          </table:table-cell>
          <table:table-cell table:style-name="Table5.B12" office:value-type="string">
            <text:p text:style-name="P46">-</text:p>
          </table:table-cell>
        </table:table-row>
        <table:table-row table:style-name="Table5.1">
          <table:table-cell table:style-name="Table5.A2" office:value-type="float" office:value="0">
            <text:p text:style-name="P32">Canal de los actores secundarios</text:p>
          </table:table-cell>
          <table:table-cell table:style-name="Table5.B14" office:value-type="string">
            <text:p text:style-name="P46">-</text:p>
          </table:table-cell>
        </table:table-row>
        <table:table-row table:style-name="Table5.1">
          <table:table-cell table:style-name="Table5.A2" office:value-type="float" office:value="0">
            <text:p text:style-name="P123">Dependencias (con los requisitos)</text:p>
          </table:table-cell>
          <table:table-cell table:style-name="Table5.B14" office:value-type="string">
            <text:p text:style-name="P46"/>
          </table:table-cell>
        </table:table-row>
      </table:table>
      <text:p text:style-name="P4"/>
      <text:p text:style-name="P4"/>
      <text:p text:style-name="P5"/>
      <text:p text:style-name="P12"/>
      <text:p text:style-name="P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float" office:value="0">
            <text:p text:style-name="P25">CU-<text:span text:style-name="T1">006</text:span></text:p>
          </table:table-cell>
          <table:table-cell table:style-name="Table6.B1" office:value-type="float" office:value="0">
            <text:p text:style-name="P39">Modificar información</text:p>
          </table:table-cell>
        </table:table-row>
        <table:table-row table:style-name="Table6.1">
          <table:table-cell table:style-name="Table6.A2" office:value-type="float" office:value="0">
            <text:p text:style-name="P33">Actor principal</text:p>
          </table:table-cell>
          <table:table-cell table:style-name="Table6.B2" office:value-type="string">
            <text:p text:style-name="P73"/>
          </table:table-cell>
        </table:table-row>
        <table:table-row table:style-name="Table6.1">
          <table:table-cell table:style-name="Table6.A2" office:value-type="float" office:value="0">
            <text:p text:style-name="P33">Objetivo en contexto</text:p>
          </table:table-cell>
          <table:table-cell table:style-name="Table6.B3" office:value-type="string">
            <text:p text:style-name="P58">El <text:span text:style-name="T4">paciente desea cambiar sus datos porque en ese instante su información de usuario es incorrecta.</text:span></text:p>
          </table:table-cell>
        </table:table-row>
        <table:table-row table:style-name="Table6.1">
          <table:table-cell table:style-name="Table6.A2" office:value-type="float" office:value="0">
            <text:p text:style-name="P33">Precondiciones</text:p>
          </table:table-cell>
          <table:table-cell table:style-name="Table6.B4" office:value-type="string">
            <text:p text:style-name="P93">El paciente tiene acceso a la plataforma.</text:p>
          </table:table-cell>
        </table:table-row>
        <table:table-row table:style-name="Table6.1">
          <table:table-cell table:style-name="Table6.A2" office:value-type="float" office:value="0">
            <text:p text:style-name="P33">Disparador</text:p>
          </table:table-cell>
          <table:table-cell table:style-name="Table6.B5" office:value-type="string">
            <text:p text:style-name="P65">El paciente debe <text:span text:style-name="T8">acceder a su perfil.</text:span></text:p>
          </table:table-cell>
        </table:table-row>
        <table:table-row table:style-name="Table6.1">
          <table:table-cell table:style-name="Table6.A2" office:value-type="float" office:value="0">
            <text:p text:style-name="P33">Escenario</text:p>
          </table:table-cell>
          <table:table-cell table:style-name="Table6.B6" office:value-type="string">
            <text:p text:style-name="P58">1. El <text:s/><text:span text:style-name="T4">paciente </text:span>accede a Emozio.</text:p>
            <text:p text:style-name="P58">2. El <text:span text:style-name="T4">paciente</text:span> <text:span text:style-name="T4">entra en su perfil de usuario ya sea por registro o acceso.</text:span></text:p>
            <text:p text:style-name="P73">3. El sistema le muestra su perfil de usuario.</text:p>
            <text:p text:style-name="P82">4. El paciente pulsa el botón <text:span text:style-name="T13">de modificación de datos.</text:span></text:p>
            <text:p text:style-name="P88">5. El sistema le muestra un formulario <text:span text:style-name="T13">con sus datos actuales.</text:span></text:p>
            <text:p text:style-name="P88">6. El paciente cubre el formulario <text:span text:style-name="T13">con los datos correctos</text:span>.</text:p>
            <text:p text:style-name="P88">7. El paciente pulsa el botón de enviar.</text:p>
            <text:p text:style-name="P88">8. El sistema muestra un mensaje con el estado de la operación.</text:p>
          </table:table-cell>
        </table:table-row>
        <table:table-row table:style-name="Table6.1">
          <table:table-cell table:style-name="Table6.A2" office:value-type="float" office:value="0">
            <text:p text:style-name="P33">Excepciones</text:p>
          </table:table-cell>
          <table:table-cell table:style-name="Table6.B8" office:value-type="string">
            <text:p text:style-name="P93">El paciente cancela la operación en curso.</text:p>
          </table:table-cell>
        </table:table-row>
        <table:table-row table:style-name="Table6.1">
          <table:table-cell table:style-name="Table6.A2" office:value-type="float" office:value="0">
            <text:p text:style-name="P33">Prioridad</text:p>
          </table:table-cell>
          <table:table-cell table:style-name="Table6.B8" office:value-type="string">
            <text:p text:style-name="P88">Moderada</text:p>
            <text:p text:style-name="P99">Puede implementarse después de las funciones básicas.</text:p>
          </table:table-cell>
        </table:table-row>
        <table:table-row table:style-name="Table6.1">
          <table:table-cell table:style-name="Table6.A2" office:value-type="float" office:value="0">
            <text:p text:style-name="P33">Disponibilidad</text:p>
          </table:table-cell>
          <table:table-cell table:style-name="Table6.B9" office:value-type="string">
            <text:p text:style-name="P58">En el <text:span text:style-name="T13">segundo</text:span> incremento</text:p>
          </table:table-cell>
        </table:table-row>
        <table:table-row table:style-name="Table6.1">
          <table:table-cell table:style-name="Table6.A2" office:value-type="float" office:value="0">
            <text:p text:style-name="P33">Frecuencia de uso</text:p>
          </table:table-cell>
          <table:table-cell table:style-name="Table6.B10" office:value-type="string">
            <text:p text:style-name="P88">Puntualmente</text:p>
          </table:table-cell>
        </table:table-row>
        <table:table-row table:style-name="Table6.1">
          <table:table-cell table:style-name="Table6.A2" office:value-type="float" office:value="0">
            <text:p text:style-name="P33">Canal del actor</text:p>
          </table:table-cell>
          <table:table-cell table:style-name="Table6.B11" office:value-type="string">
            <text:p text:style-name="P58">A través de un navegador con acceso a internet.</text:p>
          </table:table-cell>
        </table:table-row>
        <table:table-row table:style-name="Table6.1">
          <table:table-cell table:style-name="Table6.A2" office:value-type="float" office:value="0">
            <text:p text:style-name="P33">Actores secundarios</text:p>
          </table:table-cell>
          <table:table-cell table:style-name="Table6.B12" office:value-type="string">
            <text:p text:style-name="P47">-</text:p>
          </table:table-cell>
        </table:table-row>
        <table:table-row table:style-name="Table6.1">
          <table:table-cell table:style-name="Table6.A2" office:value-type="float" office:value="0">
            <text:p text:style-name="P33">Canal de los actores secundarios</text:p>
          </table:table-cell>
          <table:table-cell table:style-name="Table6.B14" office:value-type="string">
            <text:p text:style-name="P47">-</text:p>
          </table:table-cell>
        </table:table-row>
        <table:table-row table:style-name="Table6.1">
          <table:table-cell table:style-name="Table6.A2" office:value-type="float" office:value="0">
            <text:p text:style-name="P123">Dependencias (con los requisitos)</text:p>
          </table:table-cell>
          <table:table-cell table:style-name="Table6.B14" office:value-type="string">
            <text:p text:style-name="P47"/>
          </table:table-cell>
        </table:table-row>
      </table:table>
      <text:p text:style-name="P1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float" office:value="0">
            <text:p text:style-name="P26">CU-<text:span text:style-name="T1">007</text:span></text:p>
          </table:table-cell>
          <table:table-cell table:style-name="Table7.B1" office:value-type="float" office:value="0">
            <text:p text:style-name="P40">Valorar psicól<text:span text:style-name="T16">o</text:span>go</text:p>
          </table:table-cell>
        </table:table-row>
        <table:table-row table:style-name="Table7.1">
          <table:table-cell table:style-name="Table7.A2" office:value-type="float" office:value="0">
            <text:p text:style-name="P34">Actor principal</text:p>
          </table:table-cell>
          <table:table-cell table:style-name="Table7.B2" office:value-type="string">
            <text:p text:style-name="P74"/>
          </table:table-cell>
        </table:table-row>
        <table:table-row table:style-name="Table7.1">
          <table:table-cell table:style-name="Table7.A2" office:value-type="float" office:value="0">
            <text:p text:style-name="P34">Objetivo en contexto</text:p>
          </table:table-cell>
          <table:table-cell table:style-name="Table7.B3" office:value-type="string">
            <text:p text:style-name="P59">El <text:span text:style-name="T4">paciente desea <text:s/>valorar al psicólogo con el que se ha puesto en contacto.</text:span></text:p>
          </table:table-cell>
        </table:table-row>
        <table:table-row table:style-name="Table7.1">
          <table:table-cell table:style-name="Table7.A2" office:value-type="float" office:value="0">
            <text:p text:style-name="P34">Precondiciones</text:p>
          </table:table-cell>
          <table:table-cell table:style-name="Table7.B4" office:value-type="string">
            <text:p text:style-name="P93">El paciente <text:span text:style-name="T14">se ha puesto en contacto previamente con el psicólogo en cuestión.</text:span></text:p>
          </table:table-cell>
        </table:table-row>
        <table:table-row table:style-name="Table7.1">
          <table:table-cell table:style-name="Table7.A2" office:value-type="float" office:value="0">
            <text:p text:style-name="P34">Disparador</text:p>
          </table:table-cell>
          <table:table-cell table:style-name="Table7.B5" office:value-type="string">
            <text:p text:style-name="P66">El paciente debe <text:span text:style-name="T8">acceder al perfil del psicólogo.</text:span></text:p>
          </table:table-cell>
        </table:table-row>
        <table:table-row table:style-name="Table7.1">
          <table:table-cell table:style-name="Table7.A2" office:value-type="float" office:value="0">
            <text:p text:style-name="P34">Escenario</text:p>
          </table:table-cell>
          <table:table-cell table:style-name="Table7.B6" office:value-type="string">
            <text:p text:style-name="P59">1. El <text:s/><text:span text:style-name="T4">paciente </text:span>accede a Emozio.</text:p>
            <text:p text:style-name="P59">2. El <text:span text:style-name="T4">paciente</text:span> <text:span text:style-name="T4">entra en su perfil de usuario ya sea por registro o acceso.</text:span></text:p>
            <text:p text:style-name="P74">3. El sistema le muestra su perfil de usuario <text:span text:style-name="T9">donde se encuentran los resultados del cuestionario de asignación.</text:span></text:p>
            <text:p text:style-name="P83">4. El paciente pulsa el botón <text:span text:style-name="T14">de mostrar más información del psicólogo.</text:span></text:p>
            <text:p text:style-name="P89">5. El sistema le muestra <text:span text:style-name="T14">el perfil del psicólogo seleccionado.</text:span></text:p>
            <text:p text:style-name="P89">6. El paciente <text:span text:style-name="T14">pulsa el botón de realizar valoración.</text:span></text:p>
            <text:p text:style-name="P95">7. El sistema muestra un breve formulario que le permite valorar y escribir un mensaje.</text:p>
            <text:p text:style-name="P89"><text:span text:style-name="T14">8</text:span>. El paciente pulsa el botón de enviar.</text:p>
            <text:p text:style-name="P89"><text:span text:style-name="T14">9</text:span>. El sistema muestra un mensaje con el estado de la operación.</text:p>
          </table:table-cell>
        </table:table-row>
        <table:table-row table:style-name="Table7.1">
          <table:table-cell table:style-name="Table7.A2" office:value-type="float" office:value="0">
            <text:p text:style-name="P34">Excepciones</text:p>
          </table:table-cell>
          <table:table-cell table:style-name="Table7.B8" office:value-type="string">
            <text:p text:style-name="P95">1. El paciente no se había puesto en contacto con el psicólogo previamente.</text:p>
            <text:p text:style-name="P95">2. El paciente ya había dejado una valoración en el perfil del psicólogo.</text:p>
          </table:table-cell>
        </table:table-row>
        <table:table-row table:style-name="Table7.1">
          <table:table-cell table:style-name="Table7.A2" office:value-type="float" office:value="0">
            <text:p text:style-name="P34">Prioridad</text:p>
          </table:table-cell>
          <table:table-cell table:style-name="Table7.B8" office:value-type="string">
            <text:p text:style-name="P89">Moderada</text:p>
            <text:p text:style-name="P100">Puede implementarse después de las funciones básicas.</text:p>
          </table:table-cell>
        </table:table-row>
        <table:table-row table:style-name="Table7.1">
          <table:table-cell table:style-name="Table7.A2" office:value-type="float" office:value="0">
            <text:p text:style-name="P34">Disponibilidad</text:p>
          </table:table-cell>
          <table:table-cell table:style-name="Table7.B9" office:value-type="string">
            <text:p text:style-name="P59">En el <text:span text:style-name="T14">tercer</text:span> incremento</text:p>
          </table:table-cell>
        </table:table-row>
        <table:table-row table:style-name="Table7.1">
          <table:table-cell table:style-name="Table7.A2" office:value-type="float" office:value="0">
            <text:p text:style-name="P34">Frecuencia de uso</text:p>
          </table:table-cell>
          <table:table-cell table:style-name="Table7.B10" office:value-type="string">
            <text:p text:style-name="P89">Puntualmente</text:p>
          </table:table-cell>
        </table:table-row>
        <table:table-row table:style-name="Table7.1">
          <table:table-cell table:style-name="Table7.A2" office:value-type="float" office:value="0">
            <text:p text:style-name="P34">Canal del actor</text:p>
          </table:table-cell>
          <table:table-cell table:style-name="Table7.B11" office:value-type="string">
            <text:p text:style-name="P59">A través de un navegador con acceso a internet.</text:p>
          </table:table-cell>
        </table:table-row>
        <table:table-row table:style-name="Table7.1">
          <table:table-cell table:style-name="Table7.A2" office:value-type="float" office:value="0">
            <text:p text:style-name="P34">Actores secundarios</text:p>
          </table:table-cell>
          <table:table-cell table:style-name="Table7.B12" office:value-type="string">
            <text:p text:style-name="P48">-</text:p>
          </table:table-cell>
        </table:table-row>
        <table:table-row table:style-name="Table7.1">
          <table:table-cell table:style-name="Table7.A2" office:value-type="float" office:value="0">
            <text:p text:style-name="P34">Canal de los actores secundarios</text:p>
          </table:table-cell>
          <table:table-cell table:style-name="Table7.B14" office:value-type="string">
            <text:p text:style-name="P48">-</text:p>
          </table:table-cell>
        </table:table-row>
        <table:table-row table:style-name="Table7.1">
          <table:table-cell table:style-name="Table7.A2" office:value-type="float" office:value="0">
            <text:p text:style-name="P123">Dependencias (con los requisitos)</text:p>
          </table:table-cell>
          <table:table-cell table:style-name="Table7.B14" office:value-type="string">
            <text:p text:style-name="P48"/>
          </table:table-cell>
        </table:table-row>
      </table:table>
      <text:p text:style-name="P6"/>
      <text:p text:style-name="P6"/>
      <text:p text:style-name="P14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float" office:value="0">
            <text:p text:style-name="P27">CU-<text:span text:style-name="T1">008</text:span></text:p>
          </table:table-cell>
          <table:table-cell table:style-name="Table8.B1" office:value-type="float" office:value="0">
            <text:p text:style-name="P40">Filtrar resultados cuestionario</text:p>
          </table:table-cell>
        </table:table-row>
        <table:table-row table:style-name="Table8.1">
          <table:table-cell table:style-name="Table8.A2" office:value-type="float" office:value="0">
            <text:p text:style-name="P35">Actor principal</text:p>
          </table:table-cell>
          <table:table-cell table:style-name="Table8.B2" office:value-type="string">
            <text:p text:style-name="P75"/>
          </table:table-cell>
        </table:table-row>
        <table:table-row table:style-name="Table8.1">
          <table:table-cell table:style-name="Table8.A2" office:value-type="float" office:value="0">
            <text:p text:style-name="P35">Objetivo en contexto</text:p>
          </table:table-cell>
          <table:table-cell table:style-name="Table8.B3" office:value-type="string">
            <text:p text:style-name="P60">El <text:span text:style-name="T4">paciente desea filtrar su lista de psicólogos resultado en función de unos parámetros.</text:span></text:p>
          </table:table-cell>
        </table:table-row>
        <table:table-row table:style-name="Table8.1">
          <table:table-cell table:style-name="Table8.A2" office:value-type="float" office:value="0">
            <text:p text:style-name="P35">Precondiciones</text:p>
          </table:table-cell>
          <table:table-cell table:style-name="Table8.B4" office:value-type="string">
            <text:p text:style-name="P64"><text:span text:style-name="T10">1. </text:span>El cuestionario debe estar cubierto.</text:p>
            <text:p text:style-name="P81">2. Las respuestas del cuestionario <text:span text:style-name="T14">no </text:span>dieron resultados imprecisos.</text:p>
          </table:table-cell>
        </table:table-row>
        <table:table-row table:style-name="Table8.1">
          <table:table-cell table:style-name="Table8.A2" office:value-type="float" office:value="0">
            <text:p text:style-name="P35">Disparador</text:p>
          </table:table-cell>
          <table:table-cell table:style-name="Table8.B5" office:value-type="string">
            <text:p text:style-name="P67">El paciente <text:span text:style-name="T14">accede a su perfil y desea filtrar los resultados del cuestionario.</text:span></text:p>
          </table:table-cell>
        </table:table-row>
        <table:table-row table:style-name="Table8.1">
          <table:table-cell table:style-name="Table8.A2" office:value-type="float" office:value="0">
            <text:p text:style-name="P35">Escenario</text:p>
          </table:table-cell>
          <table:table-cell table:style-name="Table8.B6" office:value-type="string">
            <text:p text:style-name="P60">1. El <text:s/><text:span text:style-name="T4">paciente </text:span>accede a Emozio.</text:p>
            <text:p text:style-name="P60">2. El <text:span text:style-name="T4">paciente</text:span> <text:span text:style-name="T4">entra en su perfil de usuario ya sea por registro o acceso.</text:span></text:p>
            <text:p text:style-name="P75">3. El sistema le muestra su perfil de usuario <text:span text:style-name="T9">donde se encuentran los resultados del cuestionario de asignación.</text:span></text:p>
            <text:p text:style-name="P84">4. El paciente <text:span text:style-name="T14">cubre el formulario de filtros que se muestra en la página.</text:span></text:p>
            <text:p text:style-name="P90"><text:span text:style-name="T14">5</text:span>. El paciente pulsa el botón de enviar.</text:p>
            <text:p text:style-name="P90"><text:span text:style-name="T14">6</text:span>. El sistema<text:span text:style-name="T14"> muestra el listado de resultados con los filtros que seleccionó el paciente.</text:span></text:p>
          </table:table-cell>
        </table:table-row>
        <table:table-row table:style-name="Table8.1">
          <table:table-cell table:style-name="Table8.A2" office:value-type="float" office:value="0">
            <text:p text:style-name="P35">Excepciones</text:p>
          </table:table-cell>
          <table:table-cell table:style-name="Table8.B8" office:value-type="string">
            <text:p text:style-name="P79"><text:span text:style-name="T11">1. </text:span>El paciente no ha cubierto el test en ninguna ocasión.</text:p>
            <text:p text:style-name="P91">2. El test dió un resultado impreciso para las respuestas dadas en el cuestionario.</text:p>
          </table:table-cell>
        </table:table-row>
        <table:table-row table:style-name="Table8.1">
          <table:table-cell table:style-name="Table8.A2" office:value-type="float" office:value="0">
            <text:p text:style-name="P35">Prioridad</text:p>
          </table:table-cell>
          <table:table-cell table:style-name="Table8.B8" office:value-type="string">
            <text:p text:style-name="P90">Moderada</text:p>
            <text:p text:style-name="P101">Puede implementarse después de las funciones básicas.</text:p>
          </table:table-cell>
        </table:table-row>
        <table:table-row table:style-name="Table8.1">
          <table:table-cell table:style-name="Table8.A2" office:value-type="float" office:value="0">
            <text:p text:style-name="P35">Disponibilidad</text:p>
          </table:table-cell>
          <table:table-cell table:style-name="Table8.B9" office:value-type="string">
            <text:p text:style-name="P60">En el <text:span text:style-name="T15">primer</text:span> incremento</text:p>
          </table:table-cell>
        </table:table-row>
        <table:table-row table:style-name="Table8.1">
          <table:table-cell table:style-name="Table8.A2" office:value-type="float" office:value="0">
            <text:p text:style-name="P35">Frecuencia de uso</text:p>
          </table:table-cell>
          <table:table-cell table:style-name="Table8.B10" office:value-type="string">
            <text:p text:style-name="P80">Ocasionalmente</text:p>
          </table:table-cell>
        </table:table-row>
        <table:table-row table:style-name="Table8.1">
          <table:table-cell table:style-name="Table8.A2" office:value-type="float" office:value="0">
            <text:p text:style-name="P35">Canal del actor</text:p>
          </table:table-cell>
          <table:table-cell table:style-name="Table8.B11" office:value-type="string">
            <text:p text:style-name="P60">A través de un navegador con acceso a internet.</text:p>
          </table:table-cell>
        </table:table-row>
        <table:table-row table:style-name="Table8.1">
          <table:table-cell table:style-name="Table8.A2" office:value-type="float" office:value="0">
            <text:p text:style-name="P35">Actores secundarios</text:p>
          </table:table-cell>
          <table:table-cell table:style-name="Table8.B12" office:value-type="string">
            <text:p text:style-name="P49">-</text:p>
          </table:table-cell>
        </table:table-row>
        <table:table-row table:style-name="Table8.1">
          <table:table-cell table:style-name="Table8.A2" office:value-type="float" office:value="0">
            <text:p text:style-name="P35">Canal de los actores secundarios</text:p>
          </table:table-cell>
          <table:table-cell table:style-name="Table8.B14" office:value-type="string">
            <text:p text:style-name="P49">-</text:p>
          </table:table-cell>
        </table:table-row>
        <table:table-row table:style-name="Table8.1">
          <table:table-cell table:style-name="Table8.A2" office:value-type="float" office:value="0">
            <text:p text:style-name="P123">Dependencias (con los requisitos)</text:p>
          </table:table-cell>
          <table:table-cell table:style-name="Table8.B14" office:value-type="string">
            <text:p text:style-name="P49"/>
          </table:table-cell>
        </table:table-row>
      </table:table>
      <text:p text:style-name="P7"/>
      <text:p text:style-name="P7"/>
      <text:p text:style-name="P14"/>
      <text:p text:style-name="P8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float" office:value="0">
            <text:p text:style-name="P28">CU-<text:span text:style-name="T1">009</text:span></text:p>
          </table:table-cell>
          <table:table-cell table:style-name="Table9.B1" office:value-type="float" office:value="0">
            <text:p text:style-name="P41">Consultar perfil psicólogo</text:p>
          </table:table-cell>
        </table:table-row>
        <table:table-row table:style-name="Table9.1">
          <table:table-cell table:style-name="Table9.A2" office:value-type="float" office:value="0">
            <text:p text:style-name="P36">Actor principal</text:p>
          </table:table-cell>
          <table:table-cell table:style-name="Table9.B2" office:value-type="string">
            <text:p text:style-name="P76"/>
          </table:table-cell>
        </table:table-row>
        <table:table-row table:style-name="Table9.1">
          <table:table-cell table:style-name="Table9.A2" office:value-type="float" office:value="0">
            <text:p text:style-name="P36">Objetivo en contexto</text:p>
          </table:table-cell>
          <table:table-cell table:style-name="Table9.B3" office:value-type="string">
            <text:p text:style-name="P61">El <text:span text:style-name="T4">paciente desea consultar la información de perfil de uno de los psicólogos resultado.</text:span></text:p>
          </table:table-cell>
        </table:table-row>
        <table:table-row table:style-name="Table9.1">
          <table:table-cell table:style-name="Table9.A2" office:value-type="float" office:value="0">
            <text:p text:style-name="P36">Precondiciones</text:p>
          </table:table-cell>
          <table:table-cell table:style-name="Table9.B4" office:value-type="string">
            <text:p text:style-name="P69"><text:span text:style-name="T10">1. </text:span>El cuestionario debe estar cubierto.</text:p>
            <text:p text:style-name="P86">2. Las respuestas del cuestionario <text:span text:style-name="T14">no </text:span>dieron resultados imprecisos.</text:p>
          </table:table-cell>
        </table:table-row>
        <table:table-row table:style-name="Table9.1">
          <table:table-cell table:style-name="Table9.A2" office:value-type="float" office:value="0">
            <text:p text:style-name="P36">Disparador</text:p>
          </table:table-cell>
          <table:table-cell table:style-name="Table9.B5" office:value-type="string">
            <text:p text:style-name="P68">El paciente debe <text:span text:style-name="T8">acceder al perfil del psicólogo.</text:span></text:p>
          </table:table-cell>
        </table:table-row>
        <table:table-row table:style-name="Table9.1">
          <table:table-cell table:style-name="Table9.A2" office:value-type="float" office:value="0">
            <text:p text:style-name="P36">Escenario</text:p>
          </table:table-cell>
          <table:table-cell table:style-name="Table9.B6" office:value-type="string">
            <text:p text:style-name="P61">1. El <text:s/><text:span text:style-name="T4">paciente </text:span>accede a Emozio.</text:p>
            <text:p text:style-name="P61">2. El <text:span text:style-name="T4">paciente</text:span> <text:span text:style-name="T4">entra en su perfil de usuario ya sea por registro o acceso.</text:span></text:p>
            <text:p text:style-name="P76">3. El sistema le muestra su perfil de usuario <text:span text:style-name="T9">donde se encuentran los resultados del cuestionario de asignación.</text:span></text:p>
            <text:p text:style-name="P85">4. El paciente pulsa el botón <text:span text:style-name="T14">de mostrar más información del psicólogo.</text:span></text:p>
            <text:p text:style-name="P92">5. El sistema le muestra <text:span text:style-name="T14">el perfil del psicólogo seleccionado.</text:span></text:p>
          </table:table-cell>
        </table:table-row>
        <table:table-row table:style-name="Table9.1">
          <table:table-cell table:style-name="Table9.A2" office:value-type="float" office:value="0">
            <text:p text:style-name="P36">Excepciones</text:p>
          </table:table-cell>
          <table:table-cell table:style-name="Table9.B8" office:value-type="string">
            <text:p text:style-name="P94">El paciente cancela la operación en curso.</text:p>
          </table:table-cell>
        </table:table-row>
        <table:table-row table:style-name="Table9.1">
          <table:table-cell table:style-name="Table9.A2" office:value-type="float" office:value="0">
            <text:p text:style-name="P36">Prioridad</text:p>
          </table:table-cell>
          <table:table-cell table:style-name="Table9.B8" office:value-type="string">
            <text:p text:style-name="P92">Moderada</text:p>
            <text:p text:style-name="P102">Puede implementarse después de las funciones básicas.</text:p>
          </table:table-cell>
        </table:table-row>
        <table:table-row table:style-name="Table9.1">
          <table:table-cell table:style-name="Table9.A2" office:value-type="float" office:value="0">
            <text:p text:style-name="P36">Disponibilidad</text:p>
          </table:table-cell>
          <table:table-cell table:style-name="Table9.B9" office:value-type="string">
            <text:p text:style-name="P61">En el <text:span text:style-name="T17">primer</text:span> incremento</text:p>
          </table:table-cell>
        </table:table-row>
        <table:table-row table:style-name="Table9.1">
          <table:table-cell table:style-name="Table9.A2" office:value-type="float" office:value="0">
            <text:p text:style-name="P36">Frecuencia de uso</text:p>
          </table:table-cell>
          <table:table-cell table:style-name="Table9.B10" office:value-type="string">
            <text:p text:style-name="P96">Ocasionalmente</text:p>
          </table:table-cell>
        </table:table-row>
        <table:table-row table:style-name="Table9.1">
          <table:table-cell table:style-name="Table9.A2" office:value-type="float" office:value="0">
            <text:p text:style-name="P36">Canal del actor</text:p>
          </table:table-cell>
          <table:table-cell table:style-name="Table9.B11" office:value-type="string">
            <text:p text:style-name="P61">A través de un navegador con acceso a internet.</text:p>
          </table:table-cell>
        </table:table-row>
        <table:table-row table:style-name="Table9.1">
          <table:table-cell table:style-name="Table9.A2" office:value-type="float" office:value="0">
            <text:p text:style-name="P36">Actores secundarios</text:p>
          </table:table-cell>
          <table:table-cell table:style-name="Table9.B12" office:value-type="string">
            <text:p text:style-name="P50">-</text:p>
          </table:table-cell>
        </table:table-row>
        <table:table-row table:style-name="Table9.1">
          <table:table-cell table:style-name="Table9.A2" office:value-type="float" office:value="0">
            <text:p text:style-name="P36">Canal de los actores secundarios</text:p>
          </table:table-cell>
          <table:table-cell table:style-name="Table9.B14" office:value-type="string">
            <text:p text:style-name="P50">-</text:p>
          </table:table-cell>
        </table:table-row>
        <table:table-row table:style-name="Table9.1">
          <table:table-cell table:style-name="Table9.A2" office:value-type="float" office:value="0">
            <text:p text:style-name="P123">Dependencias (con los requisitos)</text:p>
          </table:table-cell>
          <table:table-cell table:style-name="Table9.B14" office:value-type="string">
            <text:p text:style-name="P50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7:14:15.007660446</meta:creation-date>
    <meta:generator>LibreOffice/4.2.8.2$Linux_X86_64 LibreOffice_project/420m0$Build-2</meta:generator>
    <dc:date>2017-12-11T10:27:01.781215086</dc:date>
    <meta:editing-duration>PT1H30M12S</meta:editing-duration>
    <meta:editing-cycles>18</meta:editing-cycles>
    <meta:document-statistic meta:table-count="10" meta:image-count="0" meta:object-count="0" meta:page-count="10" meta:paragraph-count="305" meta:word-count="1623" meta:character-count="10038" meta:non-whitespace-character-count="8709"/>
  </office:meta>
</office:document-meta>
</file>